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me that tune: Decoding music from the listening brain </text:p>
      <text:p text:style-name="P2">Schaefer et al, 2011</text:p>
      <text:p text:style-name="P2"/>
      <text:p text:style-name="P1"/>
      <text:p text:style-name="P1"/>
      <text:p text:style-name="P1">Neuronal correlates of perception, imagery and memory for familiar tunes</text:p>
      <text:p text:style-name="P1">Herholz et al, 2012</text:p>
      <text:p text:style-name="P1"/>
      <text:p text:style-name="P1">Shared processing of perception and imagery of music in decomposed EEG </text:p>
      <text:p text:style-name="P1">Schaefer et al, 2013</text:p>
      <text:p text:style-name="P1"/>
      <text:p text:style-name="P1">Music perception and imagery in EEG: Alpha band effects of task and stimulus</text:p>
      <text:p text:style-name="P1">Schaefer et al, 2011</text:p>
      <text:p text:style-name="P1"/>
      <text:p text:style-name="P1">Using convolutional neural networks to recognize rhythm stimuli from EEG recordings</text:p>
      <text:p text:style-name="P1">Stober et al, 201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3T10:56:49</meta:creation-date>
    <dc:date>2015-07-14T08:45:03</dc:date>
    <meta:editing-duration>PT18H16M38S</meta:editing-duration>
    <meta:editing-cycles>1</meta:editing-cycles>
    <meta:document-statistic meta:table-count="0" meta:image-count="0" meta:object-count="0" meta:page-count="1" meta:paragraph-count="10" meta:word-count="74" meta:character-count="455" meta:non-whitespace-character-count="389"/>
    <meta:generator>LibreOffice/3.5$MacOSX_x86 LibreOffice_project/e0fbe70-dcba98b-297ab39-994e618-0f858f0</meta:generator>
  </office:meta>
</office:document-meta>
</file>